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PingFang SC" svg:font-family="'PingFang SC', 'Hiragino Sans GB', 'Microsoft YaHei', SimHei, 'WenQuanYi Micro Hei', sans-serif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2" style:font-size-asian="12pt" style:language-asian="zh" style:country-asian="TW" style:font-style-asian="normal" style:font-weight-asian="bold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232a31" fo:letter-spacing="normal" style:font-name-asian="YahooSans VF" style:font-style-asian="normal" style:font-weight-asian="normal"/>
    </style:style>
    <style:style style:name="T1" style:family="text"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font-variant="normal" fo:text-transform="none" fo:color="#232323" style:font-name="PingFang SC" fo:font-size="13.5pt" fo:letter-spacing="normal" fo:font-style="normal" fo:font-weight="normal"/>
    </style:style>
    <style:style style:name="T3" style:family="text">
      <style:text-properties fo:font-variant="normal" fo:text-transform="none" fo:color="#232323" fo:letter-spacing="normal" style:font-name-asian="PingFang SC" style:font-size-asian="13.5pt" style:font-style-asian="normal" style:font-weight-asian="normal"/>
    </style:style>
    <style:style style:name="T4" style:family="text">
      <style:text-properties fo:font-weight="normal" style:font-size-asian="12pt" style:language-asian="zh" style:country-asian="TW" style:font-weight-complex="normal"/>
    </style:style>
    <style:style style:name="T5" style:family="text">
      <style:text-properties fo:color="#333333" fo:letter-spacing="0.026cm" style:font-name-asian="Microsoft Jhenghei" style:font-size-asian="12.75pt"/>
    </style:style>
    <style:style style:name="T6" style:family="text">
      <style:text-properties fo:color="#333333" style:font-name="Microsoft Jhenghei" fo:font-size="12.75pt" fo:letter-spacing="0.026cm" fo:font-style="normal"/>
    </style:style>
    <style:style style:name="T7" style:family="text">
      <style:text-properties style:language-asian="zh" style:country-asian="TW"/>
    </style:style>
    <style:style style:name="T8" style:family="text">
      <style:text-properties style:font-name-asian="Microsoft Jhenghei" style:font-size-asian="12.75pt"/>
    </style:style>
    <style:style style:name="T9" style:family="text">
      <style:text-properties style:font-name-asian="Microsoft Jhenghei" style:font-size-asian="12.75pt" style:font-weight-asian="normal"/>
    </style:style>
    <style:style style:name="T10" style:family="text">
      <style:text-properties fo:color="#232a31" fo:letter-spacing="normal" style:font-name-asian="YahooSans VF" style:font-size-asian="13.5pt"/>
    </style:style>
    <style:style style:name="T11" style:family="text">
      <style:text-properties fo:color="#232a31" fo:letter-spacing="normal" fo:font-weight="bold" style:font-name-asian="YahooSans VF" style:font-size-asian="13.5pt" style:font-weight-asian="bold" style:font-weight-complex="bold"/>
    </style:style>
    <style:style style:name="T12" style:family="text">
      <style:text-properties fo:color="#232a31" style:font-name="YahooSans VF" fo:font-size="13.5pt" fo:letter-spacing="normal" fo:font-style="normal"/>
    </style:style>
    <style:style style:name="T13" style:family="text">
      <style:text-properties fo:color="#383838" fo:letter-spacing="normal" style:font-name-asian="Noto Sans TC" style:font-size-asian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美國勞動力市場強勁，這或使Fed維持鷹派的時間可能更久，RMB <text:s text:c="2"/>小幅收貶</text:p>
      <text:p text:style-name="P1"><text:span text:style-name="T1">(</text:span><text:span text:style-name="T2">11</text:span><text:span text:style-name="T3">月份，美國工人對薪資的預期創下歷史新高，</text:span> )</text:p>
      <text:p text:style-name="P1"/>
      <text:p text:style-name="P9"/>
      <text:p text:style-name="P9">年<text:span text:style-name="T7">底期間</text:span>中國央行持續強力輸血流動性 :</text:p>
      <text:p text:style-name="P9"><text:span text:style-name="T7">上</text:span>周逆<text:span text:style-name="T7">回購金額高達</text:span>7,040億元人民幣，創10月下旬以來單周新高。 </text:p>
      <text:p text:style-name="P2"/>
      <text:p text:style-name="P1">///////////////////////////////////////////////////</text:p>
      <text:p text:style-name="P2">股市~~~</text:p>
      <text:p text:style-name="P2">上證持續量縮(-0.28%)</text:p>
      <text:p text:style-name="P2"/>
      <text:p text:style-name="P2">(領跌):</text:p>
      <text:p text:style-name="P7"><text:span text:style-name="T9">半導體、紡織、汽車</text:span> </text:p>
      <text:p text:style-name="P2"/>
      <text:p text:style-name="P2">(領漲):</text:p>
      <text:p text:style-name="P2"><text:span text:style-name="T8">教育、媒體、醫療保健</text:span> </text:p>
      <text:p text:style-name="P2"/>
      <text:p text:style-name="P2">///////////////////////////////////////////////////</text:p>
      <text:p text:style-name="P2">港</text:p>
      <text:p text:style-name="P2">受到前一日美股波及</text:p>
      <text:p text:style-name="P2">恆生~~~(-0.44%) <text:s/></text:p>
      <text:p text:style-name="P2"/>
      <text:p text:style-name="P2">恆生科技股指數 <text:s/>(-2.05%)</text:p>
      <text:p text:style-name="P2"/>
      <text:p text:style-name="P2">(領跌):</text:p>
      <text:p text:style-name="P2"><text:span text:style-name="T11">汽車股</text:span><text:span text:style-name="T10">跌</text:span><text:span text:style-name="T12">3.2%</text:span><text:span text:style-name="T10">，領跌最多。特斯拉增加購車折扣，周四股價大跌；港股電動車概念股全數下滑，比亞迪跌</text:span><text:span text:style-name="T12">3.7%</text:span><text:span text:style-name="T10">，報</text:span><text:span text:style-name="T12">194</text:span><text:span text:style-name="T10">港元；小鵬汽車跌</text:span><text:span text:style-name="T12">3.2%</text:span><text:span text:style-name="T10">，報</text:span><text:span text:style-name="T12">41.8</text:span><text:span text:style-name="T10">港元；蔚來跌</text:span><text:span text:style-name="T12">2.1%</text:span><text:span text:style-name="T10">；理想跌</text:span><text:span text:style-name="T12">4.7%</text:span><text:span text:style-name="T10">。</text:span> </text:p>
      <text:p text:style-name="P2"/>
      <text:p text:style-name="P2"><text:span text:style-name="T13">(美國參議院要求通用、福特、特斯拉、豐田等八大汽車製造商，審查旗下中國供應鏈，是否涉及新疆的零組件與原材料供應商，並須提交資料。</text:span> )</text:p>
      <text:p text:style-name="P3"/>
      <text:p text:style-name="P3">///////////////////////////////////////////////////</text:p>
      <text:p text:style-name="P3">~~預測~~ </text:p>
      <text:p text:style-name="P3"/>
      <text:p text:style-name="P3"><text:span text:style-name="T5">目前市場普遍預期</text:span><text:span text:style-name="T6">2023</text:span><text:span text:style-name="T5">年中國經濟將加快恢復。</text:span></text:p>
      <text:p text:style-name="P5">但野村認為:</text:p>
      <text:p text:style-name="P3">雖然疫情衝擊後肯定會有報復性消費，但消費很難恢復至疫前水準</text:p>
      <text:p text:style-name="P3"/>
      <text:p text:style-name="P3">中國實施嚴格的防疫措施三年來，很多家庭風險抵抗的能力降低，很多農民工收入已下降甚至歸零，即使有儲蓄，也早就用於買房等方面，對於這些人而言，疫後首先是趕緊復工賺錢，而不是去消費。另外，民眾對未來收入的預期減弱，預期可能將低於疫前水準，亦不利於消費和房市的反彈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PingFang SC" svg:font-family="'PingFang SC', 'Hiragino Sans GB', 'Microsoft YaHei', SimHei, 'WenQuanYi Micro Hei', sans-serif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25T22:04:22.45</dc:date>
    <meta:editing-duration>PT9H41M5S</meta:editing-duration>
    <meta:editing-cycles>273</meta:editing-cycles>
    <meta:generator>OpenOffice/4.1.7$Win32 OpenOffice.org_project/417m1$Build-9800</meta:generator>
    <meta:document-statistic meta:table-count="0" meta:image-count="0" meta:object-count="0" meta:page-count="1" meta:paragraph-count="25" meta:word-count="491" meta:character-count="721"/>
  </office:meta>
</office:document-meta>
</file>